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/>
    <style:font-face style:name="Arial2" svg:font-family="Arial" style:font-adornments="Grassetto" style:font-family-generic="swiss" style:font-pitch="variable"/>
    <style:font-face style:name="Arial3" svg:font-family="Arial" style:font-family-generic="swiss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Arial6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Normale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4.187cm"/>
    </style:style>
    <style:style style:name="co116" style:family="table-column">
      <style:table-column-properties fo:break-before="auto" style:column-width="5.198cm"/>
    </style:style>
    <style:style style:name="co117" style:family="table-column">
      <style:table-column-properties fo:break-before="auto" style:column-width="8.684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1.05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7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506cm" fo:break-before="auto" style:use-optimal-row-height="true"/>
    </style:style>
    <style:style style:name="ro57" style:family="table-row">
      <style:table-row-properties style:row-height="0.517cm" fo:break-before="auto" style:use-optimal-row-height="true"/>
    </style:style>
    <style:style style:name="ro58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3" style:font-name-asian="Andale Sans UI" style:font-name-complex="Arial1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1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5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5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bold" style:font-name-complex="Liberation Serif5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559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587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wrap-option="no-wrap"/>
    </style:style>
    <style:style style:name="ce598" style:family="table-cell" style:parent-style-name="ShortC_20_std_20_dx">
      <style:table-cell-properties fo:wrap-option="no-wrap"/>
    </style:style>
    <style:style style:name="ce592" style:family="table-cell" style:parent-style-name="Default">
      <style:table-cell-properties fo:wrap-option="no-wrap" fo:padding-bottom="0.035cm" fo:padding-left="0.136cm" fo:padding-right="0.035cm" fo:padding-top="0.035cm"/>
      <style:text-properties fo:font-size="11pt"/>
    </style:style>
    <style:style style:name="ce59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2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1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style:font-name-asian="NSimSun" style:font-name-complex="Liberation Mono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&quot;COMPUTO METRICO&quot;;&quot;PERIZIA DI VARIANTE&quot;;&quot;LIBRETTO DELLE MISURE&quot;;&quot;REGISTRO DI CONTABILITÀ&quot;;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3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3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6-03-22" calcext:value-type="date">
            <text:p>22/03/26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8" calcext:value-type="float">
            <text:p>218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5" calcext:value-type="string">
            <text:p>25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6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5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5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5" calcext:value-type="float">
            <text:p>25</text:p>
          </table:table-cell>
          <table:table-cell table:style-name="ce112" office:value-type="string" calcext:value-type="string">
            <text:p>0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table:formula="of:=COM.MICROSOFT.SWITCH([.E94]; &quot;Spese Generali&quot;; [$S1.$H$320]; &quot;Spese Generali (calcolate su F)&quot;; [$S1.$H$320]; &quot;utili d'impresa&quot;; [$S1.$H$321]; &quot;Utili d'Impresa (calcolata su F+G)&quot;; [$S1.$H$321]; &quot;Spese Generali e Utili (sulle voci precedenti)&quot;; [$S1.$H$322]; &quot;Di cui sicurezza afferenti l'impresa&quot;; [$S1.$H$319]; &quot;Oneri di Sicurezza&quot;; [$S1.$H$319]; &quot;Sconto&quot;; [$S1.$H$324]; &quot;Maggiorazione&quot;; [$S1.$H$326]; &quot;&quot; )" office:value-type="percentage" office:value="0" calcext:value-type="percentage">
              <text:p>0,00%</text:p>
            </table:table-cell>
            <table:table-cell table:style-name="An-lavoraz-Utili-num_20_sin" table:formula="of:=[.H91]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[.H131]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6">
          <table:table-cell table:number-columns-repeated="3"/>
          <table:table-cell table:style-name="ce23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7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584"/>
        <table:table-column table:style-name="co116" table:default-cell-style-name="ce584"/>
        <table:table-column table:style-name="co117" table:default-cell-style-name="ce584"/>
        <table:table-column table:style-name="co8" table:number-columns-repeated="16380"/>
        <table:table-row table:style-name="ro1">
          <table:table-cell table:style-name="ce632"/>
          <table:table-cell table:style-name="ce559"/>
          <table:table-cell table:style-name="ce559" office:value-type="string" calcext:value-type="string">
            <text:p>SCORCIATOIE DI TASTIERA (LeenO)</text:p>
          </table:table-cell>
          <table:table-cell table:style-name="ce559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Scorciatoie Globali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Delete</text:span> </text:p>
          </table:table-cell>
          <table:table-cell table:style-name="ce598" office:value-type="string" calcext:value-type="string">
            <text:p><text:s/>Cut (.uno:Cut) </text:p>
          </table:table-cell>
          <table:table-cell table:style-name="ce598" office:value-type="string" calcext:value-type="string">
            <text:p> <text:span text:style-name="T4">.uno:Cut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0</text:span> </text:p>
          </table:table-cell>
          <table:table-cell table:style-name="ce598" office:value-type="string" calcext:value-type="string">
            <text:p><text:s/>Apri dialogo principale (DlgMain) </text:p>
          </table:table-cell>
          <table:table-cell table:style-name="ce598" office:value-type="string" calcext:value-type="string">
            <text:p> <text:span text:style-name="T4">UltimusFree2.PY_bridge.DlgMain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6</text:span> </text:p>
          </table:table-cell>
          <table:table-cell table:style-name="ce598" office:value-type="string" calcext:value-type="string">
            <text:p><text:s/>Vai a S2 </text:p>
          </table:table-cell>
          <table:table-cell table:style-name="ce598" office:value-type="string" calcext:value-type="string">
            <text:p> <text:span text:style-name="T4">pyleeno.MENU_Vai_a_S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8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9</text:span> </text:p>
          </table:table-cell>
          <table:table-cell table:style-name="ce598" office:value-type="string" calcext:value-type="string">
            <text:p><text:s/>Aggiorna formula magica </text:p>
          </table:table-cell>
          <table:table-cell table:style-name="ce598" office:value-type="string" calcext:value-type="string">
            <text:p> <text:span text:style-name="T4">UltimusFree2.Magic.Formula_magica_aggior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X</text:span> </text:p>
          </table:table-cell>
          <table:table-cell table:style-name="ce598" office:value-type="string" calcext:value-type="string">
            <text:p><text:s/>Taglia (versione personalizzata) </text:p>
          </table:table-cell>
          <table:table-cell table:style-name="ce598" office:value-type="string" calcext:value-type="string">
            <text:p> <text:span text:style-name="T4">pyleeno.MENU_taglia_x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Insert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SHIF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F1</text:span> </text:p>
          </table:table-cell>
          <table:table-cell table:style-name="ce598" office:value-type="string" calcext:value-type="string">
            <text:p><text:s/>Vai a Scorciatoie </text:p>
          </table:table-cell>
          <table:table-cell table:style-name="ce598" office:value-type="string" calcext:value-type="string">
            <text:p> <text:span text:style-name="T4">pyleeno.MENU_Vai_a_Scorciatoi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F10</text:span> </text:p>
          </table:table-cell>
          <table:table-cell table:style-name="ce598" office:value-type="string" calcext:value-type="string">
            <text:p><text:s/>Scelta viste </text:p>
          </table:table-cell>
          <table:table-cell table:style-name="ce598" office:value-type="string" calcext:value-type="string">
            <text:p> <text:span text:style-name="T4">pyleeno.MENU_scelta_viste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+SHIF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5</text:span> </text:p>
          </table:table-cell>
          <table:table-cell table:style-name="ce598" office:value-type="string" calcext:value-type="string">
            <text:p><text:s/>Inserisci Utili </text:p>
          </table:table-cell>
          <table:table-cell table:style-name="ce598" office:value-type="string" calcext:value-type="string">
            <text:p> <text:span text:style-name="T4">UltimusFree2.Varie.Inserisci_Util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9</text:span> </text:p>
          </table:table-cell>
          <table:table-cell table:style-name="ce598" office:value-type="string" calcext:value-type="string">
            <text:p><text:s/>Disattiva formula magica </text:p>
          </table:table-cell>
          <table:table-cell table:style-name="ce598" office:value-type="string" calcext:value-type="string">
            <text:p> <text:span text:style-name="T4">UltimusFree2.Magic.Formula_magica_off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Delete</text:span> </text:p>
          </table:table-cell>
          <table:table-cell table:style-name="ce598" office:value-type="string" calcext:value-type="string">
            <text:p><text:s/>Elimina righe </text:p>
          </table:table-cell>
          <table:table-cell table:style-name="ce598" office:value-type="string" calcext:value-type="string">
            <text:p> <text:span text:style-name="T4">pyleeno.MENU_elimina_righ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A</text:span> </text:p>
          </table:table-cell>
          <table:table-cell table:style-name="ce598" office:value-type="string" calcext:value-type="string">
            <text:p><text:s/>Copia riga entità </text:p>
          </table:table-cell>
          <table:table-cell table:style-name="ce598" office:value-type="string" calcext:value-type="string">
            <text:p> <text:span text:style-name="T4">pyleeno.MENU_Copia_riga_En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B</text:span> </text:p>
          </table:table-cell>
          <table:table-cell table:style-name="ce598" office:value-type="string" calcext:value-type="string">
            <text:p><text:s/>Sposta VCA </text:p>
          </table:table-cell>
          <table:table-cell table:style-name="ce598" office:value-type="string" calcext:value-type="string">
            <text:p> <text:span text:style-name="T4">UltimusFree2.Voci_Sposta.spostaVC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C</text:span> </text:p>
          </table:table-cell>
          <table:table-cell table:style-name="ce598" office:value-type="string" calcext:value-type="string">
            <text:p><text:s/>Numera colonna </text:p>
          </table:table-cell>
          <table:table-cell table:style-name="ce598" office:value-type="string" calcext:value-type="string">
            <text:p> <text:span text:style-name="T4">pyleeno.MENU_numera_colon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D</text:span> </text:p>
          </table:table-cell>
          <table:table-cell table:style-name="ce598" office:value-type="string" calcext:value-type="string">
            <text:p><text:s/>Filtro descrizione </text:p>
          </table:table-cell>
          <table:table-cell table:style-name="ce598" office:value-type="string" calcext:value-type="string">
            <text:p> <text:span text:style-name="T4">pyleeno.MENU_filtro_descrizion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E</text:span> </text:p>
          </table:table-cell>
          <table:table-cell table:style-name="ce598" office:value-type="string" calcext:value-type="string">
            <text:p><text:s/>Azzera voce </text:p>
          </table:table-cell>
          <table:table-cell table:style-name="ce598" office:value-type="string" calcext:value-type="string">
            <text:p> <text:span text:style-name="T4">pyleeno.MENU_azzera_vo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F</text:span> </text:p>
          </table:table-cell>
          <table:table-cell table:style-name="ce598" office:value-type="string" calcext:value-type="string">
            <text:p><text:s/>Filtra codice </text:p>
          </table:table-cell>
          <table:table-cell table:style-name="ce598" office:value-type="string" calcext:value-type="string">
            <text:p> <text:span text:style-name="T4">pyleeno.MENU_filtra_codi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F8</text:span> </text:p>
          </table:table-cell>
          <table:table-cell table:style-name="ce598" office:value-type="string" calcext:value-type="string">
            <text:p><text:s/>Rinumera tutti i capitoli </text:p>
          </table:table-cell>
          <table:table-cell table:style-name="ce598" office:value-type="string" calcext:value-type="string">
            <text:p> <text:span text:style-name="T4">pyleeno.MENU_Rinumera_TUTTI_Capitoli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G</text:span> </text:p>
          </table:table-cell>
          <table:table-cell table:style-name="ce598" office:value-type="string" calcext:value-type="string">
            <text:p><text:s/>Copia sorgente per Git </text:p>
          </table:table-cell>
          <table:table-cell table:style-name="ce598" office:value-type="string" calcext:value-type="string">
            <text:p> <text:span text:style-name="T4">pyleeno.MENU_copia_sorgente_per_gi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H</text:span> </text:p>
          </table:table-cell>
          <table:table-cell table:style-name="ce598" office:value-type="string" calcext:value-type="string">
            <text:p><text:s/>Highlight </text:p>
          </table:table-cell>
          <table:table-cell table:style-name="ce598" office:value-type="string" calcext:value-type="string">
            <text:p> <text:span text:style-name="T4">pyleeno.MENU_hl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I</text:span> </text:p>
          </table:table-cell>
          <table:table-cell table:style-name="ce598" office:value-type="string" calcext:value-type="string">
            <text:p><text:s/>Inverti segno </text:p>
          </table:table-cell>
          <table:table-cell table:style-name="ce598" office:value-type="string" calcext:value-type="string">
            <text:p> <text:span text:style-name="T4">pyleeno.MENU_inverti_segno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K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L</text:span> </text:p>
          </table:table-cell>
          <table:table-cell table:style-name="ce598" office:value-type="string" calcext:value-type="string">
            <text:p><text:s/>Voce breve </text:p>
          </table:table-cell>
          <table:table-cell table:style-name="ce598" office:value-type="string" calcext:value-type="string">
            <text:p> <text:span text:style-name="T4">pyleeno.MENU_voce_brev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N</text:span> </text:p>
          </table:table-cell>
          <table:table-cell table:style-name="ce598" office:value-type="string" calcext:value-type="string">
            <text:p><text:s/>Nuova voce scelta </text:p>
          </table:table-cell>
          <table:table-cell table:style-name="ce598" office:value-type="string" calcext:value-type="string">
            <text:p> <text:span text:style-name="T4">pyleeno.MENU_nuova_voce_scelt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inale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Q</text:span> </text:p>
          </table:table-cell>
          <table:table-cell table:style-name="ce598" office:value-type="string" calcext:value-type="string">
            <text:p><text:s/>Crea pacchetto </text:p>
          </table:table-cell>
          <table:table-cell table:style-name="ce598" office:value-type="string" calcext:value-type="string">
            <text:p> <text:span text:style-name="T4">UltimusFree2.file_gest.make_pack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R</text:span> </text:p>
          </table:table-cell>
          <table:table-cell table:style-name="ce598" office:value-type="string" calcext:value-type="string">
            <text:p><text:s/>Avvia IDE </text:p>
          </table:table-cell>
          <table:table-cell table:style-name="ce598" office:value-type="string" calcext:value-type="string">
            <text:p> <text:span text:style-name="T4">pyleeno.MENU_avvia_ID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U</text:span> </text:p>
          </table:table-cell>
          <table:table-cell table:style-name="ce598" office:value-type="string" calcext:value-type="string">
            <text:p><text:s/>Cerca errori </text:p>
          </table:table-cell>
          <table:table-cell table:style-name="ce598" office:value-type="string" calcext:value-type="string">
            <text:p> <text:span text:style-name="T4">UltimusFree2.Accessori.cerca_error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AL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+</text:span> (tasto più) </text:p>
          </table:table-cell>
          <table:table-cell table:style-name="ce598" office:value-type="string" calcext:value-type="string">
            <text:p><text:s/>Struttura </text:p>
          </table:table-cell>
          <table:table-cell table:style-name="ce598" office:value-type="string" calcext:value-type="string">
            <text:p> <text:span text:style-name="T4">UltimusFree2.Strutture.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-</text:span> (tasto meno) </text:p>
          </table:table-cell>
          <table:table-cell table:style-name="ce598" office:value-type="string" calcext:value-type="string">
            <text:p><text:s/>Togli struttura </text:p>
          </table:table-cell>
          <table:table-cell table:style-name="ce598" office:value-type="string" calcext:value-type="string">
            <text:p> <text:span text:style-name="T4">UltimusFree2.Strutture.Togli_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ocus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CTRL+AL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7">
          <table:table-cell/>
          <table:table-cell table:style-name="ce587" office:value-type="string" calcext:value-type="string">
            <text:p><text:span text:style-name="T3">Ctrl+Alt+V</text:span> </text:p>
          </table:table-cell>
          <table:table-cell table:style-name="ce598" office:value-type="string" calcext:value-type="string">
            <text:p><text:s/>Incolla intelligente (paste smart)</text:p>
          </table:table-cell>
          <table:table-cell table:style-name="ce598" office:value-type="string" calcext:value-type="string">
            <text:p><text:s/>pyleeno.paste_smart</text:p>
          </table:table-cell>
          <table:table-cell table:style-name="Default" table:number-columns-repeated="16380"/>
        </table:table-row>
        <table:table-row table:style-name="ro16">
          <table:table-cell/>
          <table:table-cell table:style-name="ce573" table:number-columns-repeated="2"/>
          <table:table-cell table:style-name="ce593"/>
          <table:table-cell table:style-name="Default" table:number-columns-repeated="16380"/>
        </table:table-row>
        <table:table-row table:style-name="ro29" table:number-rows-repeated="65442">
          <table:table-cell/>
          <table:table-cell table:style-name="ce573"/>
          <table:table-cell table:style-name="ce592"/>
          <table:table-cell table:style-name="ce593"/>
          <table:table-cell table:style-name="Default" table:number-columns-repeated="16380"/>
        </table:table-row>
        <table:table-row table:style-name="ro1" table:number-rows-repeated="983090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6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92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68" office:value-type="string" calcext:value-type="string" table:number-columns-spanned="3" table:number-rows-spanned="1">
            <text:p>ORE</text:p>
          </table:table-cell>
          <table:covered-table-cell table:number-columns-repeated="2" table:style-name="ce795"/>
          <table:table-cell table:style-name="ce851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92" office:value-type="string" calcext:value-type="string">
            <text:p>Codice Articolo</text:p>
          </table:table-cell>
          <table:table-cell table:style-name="ce692" office:value-type="string" calcext:value-type="string">
            <text:p>COGNOME E NOME</text:p>
            <text:p>O NATURA DEL NOLEGGIO </text:p>
          </table:table-cell>
          <table:covered-table-cell table:style-name="ce692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68" office:value-type="string" calcext:value-type="string">
            <text:p>TOTALE</text:p>
          </table:table-cell>
          <table:table-cell table:style-name="ce795" office:value-type="string" calcext:value-type="string">
            <text:p>PREZZO </text:p>
          </table:table-cell>
          <table:table-cell table:style-name="ce795" office:value-type="string" calcext:value-type="string">
            <text:p>IMPORTO</text:p>
          </table:table-cell>
          <table:covered-table-cell table:style-name="ce851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8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8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8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8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/>
    <style:font-face style:name="Arial2" svg:font-family="Arial" style:font-adornments="Grassetto" style:font-family-generic="swiss" style:font-pitch="variable"/>
    <style:font-face style:name="Arial3" svg:font-family="Arial" style:font-family-generic="swiss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Arial6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Normale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3" fo:font-family="'Liberation Serif'" style:font-style-name="Normale" style:font-family-generic="roman" style:font-pitch="variable" fo:font-size="8pt" style:font-name-complex="Arial1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f0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f0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value-type" style:repeat-content="false" fo:wrap-option="no-wrap" fo:border="none" style:direction="ltr" fo:padding="0cm" style:rotation-angle="0" style:rotation-align="none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2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f0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order-bottom="0.06pt solid #000000" fo:background-color="#cfe7f5" style:diagonal-bl-tr="none" style:diagonal-tl-br="none" style:text-align-source="value-type" style:repeat-content="false" fo:wrap-option="wrap" fo:border-left="none" fo:padding-bottom="0.049cm" fo:padding-left="0.049cm" fo:padding-right="0.049cm" fo:padding-top="0.199cm" fo:border-right="none" fo:border-top="0.06pt solid #000000" style:vertical-align="middle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2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06pt solid #000000" fo:padding="0.049cm" style:shrink-to-fit="false" style:vertical-align="middle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2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f0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06pt solid #000000" fo:background-color="#90c8f2" style:cell-protect="none" style:print-content="true" style:diagonal-bl-tr="none" style:diagonal-tl-br="none" style:text-align-source="value-type" style:repeat-content="false" fo:wrap-option="wrap" fo:border-left="none" fo:padding="0.086cm" fo:border-right="none" fo:border-top="0.06pt solid #000000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diagonal-bl-tr="none" style:diagonal-tl-br="none" style:text-align-source="value-type" style:repeat-content="false" fo:border="0.06pt solid #000000" fo:padding="0.049cm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f0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style:diagonal-bl-tr="none" style:diagonal-tl-br="none" fo:wrap-option="wrap" fo:border="0.06pt solid #000000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3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3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3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f0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3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2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5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f0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3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2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f0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4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1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3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3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290" meta:object-count="0"/>
    <meta:user-defined meta:name="Nome_file">Computo_LeenO.ots</meta:user-defined>
    <meta:user-defined meta:name="Versione" meta:value-type="float">218</meta:user-defined>
    <meta:user-defined meta:name="Versione_LeenO">3.25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